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226cm" table:align="left"/>
    </style:style>
    <style:style style:name="Tableau1.A" style:family="table-column">
      <style:table-column-properties style:column-width="17.226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bfe88"/>
    </style:style>
    <style:style style:name="P2" style:family="paragraph" style:parent-style-name="Preformatted_20_Text">
      <style:text-properties officeooo:paragraph-rsid="000bfe88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bfe88"/>
    </style:style>
    <style:style style:name="P4" style:family="paragraph" style:parent-style-name="Heading_20_1">
      <style:text-properties officeooo:paragraph-rsid="000bfe88"/>
    </style:style>
    <style:style style:name="P5" style:family="paragraph" style:parent-style-name="Standard" style:list-style-name="L1">
      <style:text-properties officeooo:paragraph-rsid="000f8a09"/>
    </style:style>
    <style:style style:name="P6" style:family="paragraph" style:parent-style-name="Text_20_body" style:list-style-name="L1">
      <style:text-properties officeooo:paragraph-rsid="000cbc1f"/>
    </style:style>
    <style:style style:name="P7" style:family="paragraph" style:parent-style-name="Text_20_body" style:list-style-name="L1">
      <style:text-properties officeooo:paragraph-rsid="000d9a49"/>
    </style:style>
    <style:style style:name="P8" style:family="paragraph" style:parent-style-name="Text_20_body" style:list-style-name="L1">
      <style:text-properties officeooo:rsid="001e6743" officeooo:paragraph-rsid="000f8a09"/>
    </style:style>
    <style:style style:name="T1" style:family="text">
      <style:text-properties officeooo:rsid="006cef2a"/>
    </style:style>
    <style:style style:name="T2" style:family="text">
      <style:text-properties officeooo:rsid="000cbc1f"/>
    </style:style>
    <style:style style:name="T3" style:family="text">
      <style:text-properties officeooo:rsid="001373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<text:span text:style-name="T3">D</text:span>2 – Requêtes sur une <text:span text:style-name="T1">BD</text:span> non normalisée</text:h>
      <text:p text:style-name="P1"/>
      <text:p text:style-name="P1"><text:span text:style-name="T3">Détectez dans votre repo l’archive</text:span> <text:a xlink:type="simple" xlink:href="https://orleans.miage.fr/confluence/download/attachments/41123842/dblp.json.zip?version=1&amp;modificationDate=1538733230205&amp;api=v2" text:style-name="Internet_20_link" text:visited-style-name="Visited_20_Internet_20_Link">dblp.json.zip</text:a> puis la décompresser dans /<text:span text:style-name="T3">tmp/&lt;votreRepo&gt;/data</text:span>. </text:p>
      <text:p text:style-name="P1">Lancer un nouveau conteneur docker qui importe ce fichier json (pensez au -v !) dans mongo</text:p>
      <text:p text:style-name="P3">docker run -it --link mongoserver:mongo --rm -v /tmp<text:span text:style-name="T3">&lt;votreRepo&gt;/data</text:span>:/data mongo bash</text:p>
      <text:p text:style-name="P1">( puis dans ce container, lancer l'importation des données : mongoimport --db dblp --collection publis --host mongo --port 27017 --file /data/dblp.json --jsonArray)</text:p>
      <text:p text:style-name="P1"> </text:p>
      <text:p text:style-name="P1">Cette base DBLP contient des entrées avec des clés pouvant être présentes ou non dans certains cas (clé<text:line-break/>"booktitle", "cites"...), voire des données de type différents (clé "pages").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{</text:p>
            <text:p text:style-name="P2">"_id" : "books/daglib/0025185",</text:p>
            <text:p text:style-name="P2">"type" : "Book",</text:p>
            <text:p text:style-name="P2">"title" : "MongoDB - The Definitive Guide: Powerful and Scalable Data Storage.",</text:p>
            <text:p text:style-name="P2">"pages" : "I",</text:p>
            <text:p text:style-name="P2">"publisher" : "O’Reilly",</text:p>
            <text:p text:style-name="P2">"year" : 2010,</text:p>
            <text:p text:style-name="P2">"authors" : [ "Kristina Chodorow", "Michael Dirolf" ],</text:p>
            <text:p text:style-name="P2">"isbn" : [ "978-1-449-38156-1" ]</text:p>
            <text:p text:style-name="P2">}</text:p>
            <text:p text:style-name="P2">{</text:p>
            <text:p text:style-name="P2">"_id" : "conf/icod/BouzeghoubG83",</text:p>
            <text:p text:style-name="P2">"type" : "Article",</text:p>
            <text:p text:style-name="P2">"title" : "The Design of an Expert System for Database Design.",</text:p>
            <text:p text:style-name="P2">"booktitle" : "ICOD-2 Workshop on New Applications of Data Bases",</text:p>
            <text:p text:style-name="P2">"pages" : { "start" : 203, "end" : 223 },</text:p>
            <text:p text:style-name="P2">"year" : 1983,</text:p>
            <text:p text:style-name="P2">"url" : "db/conf/icod/icod83w.html#BouzeghoubG83",</text:p>
            <text:p text:style-name="P2">"authors" : [ "Mokrane Bouzeghoub", "Georges Gardarin" ],</text:p>
            <text:p text:style-name="P2">"cites" : ["journals/tods/AstrahanBCEGGKLMMPTWW76", "books/bc/AtzeniA93",</text:p>
            <text:p text:style-name="P2">"journals/tcs/AtzeniABM82", "journals/jcss/AbiteboulB86"]</text:p>
            <text:p text:style-name="P3">}</text:p>
          </table:table-cell>
        </table:table-row>
      </table:table>
      <text:p text:style-name="P1">Cette base contient une extraction des publications de recherche en informatique fournie par <text:a xlink:type="simple" xlink:href="http://DBLP.org/" text:style-name="Internet_20_link" text:visited-style-name="Visited_20_Internet_20_Link">DBLP.org</text:a> :<text:line-break/>- Des articles de conférences/journaux scientifique, de, "type" “Article”, dont le titre est “title” mais l’ouvrage de référence (s’il existe) “booktitle” ;<text:line-break/>- Des chapitres de livre, de, "type" “Book” ayant également title et booktitle ;<text:line-break/>- Des thèses, du, "type" “Phd”.<text:line-break/>- Chaque publication est associé à une liste d’auteurs (authors) et éventuellement un éditeur (publisher).<text:line-break/>- Certaines publications peuvent contenir des références internes avec la clé “cites”</text:p>
      <text:p text:style-name="P1"/>
      <text:h text:style-name="Heading_20_2" text:outline-level="2"><text:soft-page-break/>Questions</text:h>
      <text:list xml:id="list1781688928" text:style-name="L1">
        <text:list-item>
          <text:p text:style-name="P6">Liste de toutes les publications dont le, "type" est un livre (’Book’) </text:p>
        </text:list-item>
        <text:list-item>
          <text:p text:style-name="P6"><text:span text:style-name="T2">L</text:span>iste des publications publiées depuis 2011 ;</text:p>
        </text:list-item>
        <text:list-item>
          <text:p text:style-name="P6"><text:s/>Liste des livres depuis 2014 ;</text:p>
        </text:list-item>
        <text:list-item>
          <text:p text:style-name="P6">Liste des publications ayant un éditeur (publisher) ;</text:p>
        </text:list-item>
        <text:list-item>
          <text:p text:style-name="P6">Liste des publications dont l’auteur est “Jeffrey D. Ullman” ;</text:p>
        </text:list-item>
        <text:list-item>
          <text:p text:style-name="P6">Titre des publications dont “Jeffrey D. Ullman” le premier auteur ;</text:p>
        </text:list-item>
        <text:list-item>
          <text:p text:style-name="P6">Nom des éditeurs (publisher) et titre des publications dont “Jeffrey D. Ullman” est le seul auteur ;</text:p>
        </text:list-item>
        <text:list-item>
          <text:p text:style-name="P6">Titre des publications dont le titre contient le mot "database" ;</text:p>
        </text:list-item>
        <text:list-item>
          <text:p text:style-name="P6">Liste distincte de tous les editeurs (“publisher”) ;</text:p>
        </text:list-item>
        <text:list-item>
          <text:p text:style-name="P6">Liste de tous les auteurs distincts ;</text:p>
        </text:list-item>
        <text:list-item>
          <text:p text:style-name="P6">Pour les publications contenant le mot "database" et dont le titre de l’ouvrage (booktitle) et la page de départ existent ; trier par titre d’ouvrage et pages de départ ;</text:p>
        </text:list-item>
        <text:list-item>
          <text:p text:style-name="P6"><text:span text:style-name="T2">P</text:span>rojeter le résultat précédent par titres, titres d’ouvrage et pages ;</text:p>
        </text:list-item>
        <text:list-item>
          <text:p text:style-name="P7">Compter, pour le résultat précédent, le nombre de publications retournées ;</text:p>
        </text:list-item>
        <text:list-item>
          <text:p text:style-name="P7">Pour le résultat précédent, compter par, "type" de publication ;</text:p>
        </text:list-item>
        <text:list-item>
          <text:p text:style-name="P7">Compter le nombre de publications par auteur. Trier le résultat par ordre décroissant ;</text:p>
        </text:list-item>
        <text:list-item>
          <text:p text:style-name="P7">Pour chaque éditeur (s’il existe), donner l’année moyenne et le nombre de publications. Trier le résultat par le nombre de publications décroissant ;</text:p>
        </text:list-item>
        <text:list-item>
          <text:p text:style-name="P7">Compter par année et éditeur (s’il existe), le nombre de publications. Pour ces derniers, ne retourner que ceux ayant plus 200 publications ;</text:p>
        </text:list-item>
        <text:list-item>
          <text:p text:style-name="P7">Pour chaque éditeur, calculer la moyenne du nombre de publications par année. Trier le résultat par moyenne décroissante ;</text:p>
        </text:list-item>
        <text:list-item>
          <text:p text:style-name="P5">**** Modifier toutes les publications ayant des pages pour ajouter le champ “pp” avec pour valeur le motif suivant : “start–end”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>
        <style:tab-stops/>
      </style:paragraph-properties>
      <style:text-properties fo:color="#000000"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1:26:52.139032313</meta:creation-date>
    <dc:date>2019-09-12T11:04:30.549101746</dc:date>
    <meta:editing-duration>PT21M24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2" meta:paragraph-count="50" meta:word-count="567" meta:character-count="3616" meta:non-whitespace-character-count="3121"/>
  </office:meta>
</office:document-meta>
</file>